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2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4" style:family="table-cell" style:parent-style-name="Separador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3-03" calcext:value-type="date">
            <text:p>03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6-02" calcext:value-type="date">
            <text:p>02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7-02" calcext:value-type="date">
            <text:p>02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8-01" calcext:value-type="date">
            <text:p>01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0-01" calcext:value-type="date">
            <text:p>01/10/2025</text:p>
          </table:table-cell>
          <table:table-cell table:style-name="ce40" table:formula="of:=[.C15]-[.F1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11-01" calcext:value-type="date">
            <text:p>01/11/2025</text:p>
          </table:table-cell>
          <table:table-cell table:style-name="ce40" table:formula="of:=[.C16]-[.F1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6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  <number:text>,</number:text>
    </number:time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24">00/00/0000</text:date></text:span><text:span text:style-name="MT2"><text:s/>- </text:span><text:span text:style-name="MT2"><text:time style:data-style-name="N2" text:time-value="15:25:30.718395600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25:30.721921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5:02:04</meta:creation-date>
    <dc:date>2025-11-24T15:25:41.522166800</dc:date>
    <meta:print-date>2019-10-31T18:04:07.913029257</meta:print-date>
    <dc:language>pt-PT</dc:language>
    <meta:editing-cycles>555</meta:editing-cycles>
    <meta:editing-duration>P1DT8H22M2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